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6cb" officeooo:paragraph-rsid="000ec6cb"/>
    </style:style>
    <style:style style:name="P2" style:family="paragraph" style:parent-style-name="Standard">
      <style:text-properties officeooo:rsid="000f9e18" officeooo:paragraph-rsid="000f9e18"/>
    </style:style>
    <style:style style:name="P3" style:family="paragraph" style:parent-style-name="Standard">
      <style:text-properties officeooo:rsid="001446b5" officeooo:paragraph-rsid="001446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39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top-secret society! The name should be something <text:span text:style-name="T1">mysterious! </text:span><text:span text:style-name="T2">Something vaguely ominous and chilling! Something like, “The Sinister Icy Black Hand of Death Club”!</text:span></text:p>
      <text:p text:style-name="P2"/>
      <text:p text:style-name="P3"><text:span text:style-name="T2">Don't sell the bike shop, </text:span><text:span text:style-name="T4">Orville</text:span><text:span text:style-name="T2">.</text:span></text:p>
      <text:p text:style-name="P1"/>
      <text:p text:style-name="P1">I like my sm<text:span text:style-name="T1">o</text:span>ck. You can tell the quality of the artist by the quality of his smock. Actually, I just like to say smock. <text:span text:style-name="T6">s</text:span>mock s<text:span text:style-name="T3">mock s</text:span>mock smo<text:span text:style-name="T1">ck s</text:span>moc<text:span text:style-name="T5">k smock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6-28T15:28:31.936425944</meta:creation-date>
    <meta:generator>LibreOffice/4.2.3.3$Linux_X86_64 LibreOffice_project/420m0$Build-3</meta:generator>
    <dc:date>2014-07-01T16:41:29.905043280</dc:date>
    <dc:creator>evan </dc:creator>
    <meta:editing-duration>PT36M25S</meta:editing-duration>
    <meta:editing-cycles>8</meta:editing-cycles>
    <meta:document-statistic meta:table-count="0" meta:image-count="0" meta:object-count="0" meta:page-count="1" meta:paragraph-count="3" meta:word-count="63" meta:character-count="362" meta:non-whitespace-character-count="302"/>
  </office:meta>
</office:document-meta>
</file>